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0.125in" fo:margin-left="0in" table:align="left"/>
    </style:style>
    <style:style style:name="Table1.A" style:family="table-column">
      <style:table-column-properties style:column-width="2.4375in"/>
    </style:style>
    <style:style style:name="Table1.B" style:family="table-column">
      <style:table-column-properties style:column-width="3.875in"/>
    </style:style>
    <style:style style:name="Table1.C" style:family="table-column">
      <style:table-column-properties style:column-width="3.81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/>
      <style:text-properties fo:color="#666666" officeooo:rsid="00185591" officeooo:paragraph-rsid="00185591"/>
    </style:style>
    <style:style style:name="P2" style:family="paragraph" style:parent-style-name="Table_20_Contents">
      <style:paragraph-properties fo:text-align="center" style:justify-single-word="false"/>
      <style:text-properties officeooo:rsid="0012721b" officeooo:paragraph-rsid="0012721b"/>
    </style:style>
    <style:style style:name="P3" style:family="paragraph" style:parent-style-name="Table_20_Contents">
      <style:paragraph-properties fo:text-align="justify" style:justify-single-word="false"/>
      <style:text-properties officeooo:rsid="0012721b" officeooo:paragraph-rsid="0012721b"/>
    </style:style>
    <style:style style:name="P4" style:family="paragraph" style:parent-style-name="Table_20_Contents">
      <style:paragraph-properties fo:text-align="center" style:justify-single-word="false"/>
      <style:text-properties fo:font-size="12pt" officeooo:rsid="0012721b" officeooo:paragraph-rsid="0012721b" style:font-size-asian="12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12721b" officeooo:paragraph-rsid="0012721b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officeooo:rsid="00140d5e" officeooo:paragraph-rsid="00140d5e"/>
    </style:style>
    <style:style style:name="P7" style:family="paragraph" style:parent-style-name="Table_20_Contents">
      <style:paragraph-properties fo:text-align="center" style:justify-single-word="false"/>
      <style:text-properties officeooo:rsid="00140d5e" officeooo:paragraph-rsid="0015a35e"/>
    </style:style>
    <style:style style:name="P8" style:family="paragraph" style:parent-style-name="Table_20_Contents">
      <style:paragraph-properties fo:text-align="start" style:justify-single-word="false"/>
      <style:text-properties officeooo:rsid="00140d5e" officeooo:paragraph-rsid="00140d5e"/>
    </style:style>
    <style:style style:name="P9" style:family="paragraph" style:parent-style-name="Table_20_Contents">
      <style:paragraph-properties fo:text-align="start" style:justify-single-word="false"/>
      <style:text-properties officeooo:rsid="00140d5e" officeooo:paragraph-rsid="0015a35e"/>
    </style:style>
    <style:style style:name="P10" style:family="paragraph" style:parent-style-name="Table_20_Contents">
      <style:paragraph-properties fo:text-align="start" style:justify-single-word="false"/>
      <style:text-properties officeooo:rsid="00140d5e" officeooo:paragraph-rsid="00166b19"/>
    </style:style>
    <style:style style:name="P11" style:family="paragraph" style:parent-style-name="Table_20_Contents">
      <style:paragraph-properties fo:text-align="justify" style:justify-single-word="false"/>
      <style:text-properties officeooo:rsid="00140d5e" officeooo:paragraph-rsid="00140d5e"/>
    </style:style>
    <style:style style:name="P12" style:family="paragraph" style:parent-style-name="Table_20_Contents">
      <style:paragraph-properties fo:text-align="justify" style:justify-single-word="false"/>
      <style:text-properties officeooo:rsid="00140d5e" officeooo:paragraph-rsid="0015a35e"/>
    </style:style>
    <style:style style:name="P13" style:family="paragraph" style:parent-style-name="Table_20_Contents">
      <style:paragraph-properties fo:text-align="center" style:justify-single-word="false"/>
      <style:text-properties officeooo:rsid="0015a35e" officeooo:paragraph-rsid="0015a35e"/>
    </style:style>
    <style:style style:name="P14" style:family="paragraph" style:parent-style-name="Table_20_Contents">
      <style:paragraph-properties fo:text-align="justify" style:justify-single-word="false"/>
      <style:text-properties officeooo:rsid="0015a35e" officeooo:paragraph-rsid="0015a35e"/>
    </style:style>
    <style:style style:name="P15" style:family="paragraph" style:parent-style-name="Table_20_Contents">
      <style:paragraph-properties fo:text-align="center" style:justify-single-word="false"/>
      <style:text-properties officeooo:rsid="0015fdb8" officeooo:paragraph-rsid="0015fdb8"/>
    </style:style>
    <style:style style:name="P16" style:family="paragraph" style:parent-style-name="Table_20_Contents">
      <style:paragraph-properties fo:text-align="justify" style:justify-single-word="false"/>
      <style:text-properties officeooo:rsid="0015fdb8" officeooo:paragraph-rsid="0015fdb8"/>
    </style:style>
    <style:style style:name="P17" style:family="paragraph" style:parent-style-name="Standard">
      <style:text-properties officeooo:rsid="0012721b" officeooo:paragraph-rsid="0012721b"/>
    </style:style>
    <style:style style:name="P18" style:family="paragraph" style:parent-style-name="Standard">
      <style:text-properties fo:font-weight="bold" officeooo:rsid="0012721b" officeooo:paragraph-rsid="0012721b" style:font-weight-asian="bold" style:font-weight-complex="bold"/>
    </style:style>
    <style:style style:name="P19" style:family="paragraph" style:parent-style-name="Standard">
      <style:text-properties fo:font-size="18pt" fo:font-weight="bold" officeooo:rsid="00185591" officeooo:paragraph-rsid="00185591" style:font-size-asian="18pt" style:font-weight-asian="bold" style:font-size-complex="18pt" style:font-weight-complex="bold"/>
    </style:style>
    <style:style style:name="P20" style:family="paragraph" style:parent-style-name="Standard">
      <style:text-properties fo:font-size="18pt" fo:font-weight="bold" officeooo:rsid="001a491a" officeooo:paragraph-rsid="001a491a" style:font-size-asian="18pt" style:font-weight-asian="bold" style:font-size-complex="18pt" style:font-weight-complex="bold"/>
    </style:style>
    <style:style style:name="P21" style:family="paragraph" style:parent-style-name="Standard">
      <style:text-properties fo:font-size="18pt" fo:font-weight="bold" officeooo:rsid="001a491a" officeooo:paragraph-rsid="0012721b" style:font-size-asian="18pt" style:font-weight-asian="bold" style:font-size-complex="18pt" style:font-weight-complex="bold"/>
    </style:style>
    <style:style style:name="P22" style:family="paragraph" style:parent-style-name="Standard">
      <style:text-properties fo:font-size="12pt" fo:font-weight="bold" officeooo:rsid="00185591" officeooo:paragraph-rsid="00185591" style:font-size-asian="10.5pt" style:font-weight-asian="bold" style:font-size-complex="12pt" style:font-weight-complex="bold"/>
    </style:style>
    <style:style style:name="P23" style:family="paragraph" style:parent-style-name="Standard">
      <style:text-properties fo:font-size="12pt" fo:font-weight="normal" officeooo:rsid="00185591" officeooo:paragraph-rsid="00185591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font-size="12pt" fo:font-weight="normal" officeooo:rsid="001a491a" officeooo:paragraph-rsid="001a491a" style:font-size-asian="10.5pt" style:font-weight-asian="normal" style:font-size-complex="12pt" style:font-weight-complex="normal"/>
    </style:style>
    <style:style style:name="P25" style:family="paragraph" style:parent-style-name="Standard">
      <style:text-properties fo:font-size="12pt" officeooo:paragraph-rsid="001a491a"/>
    </style:style>
    <style:style style:name="P26" style:family="paragraph" style:parent-style-name="Standard">
      <style:text-properties fo:font-size="12pt" officeooo:paragraph-rsid="001bbec2"/>
    </style:style>
    <style:style style:name="P27" style:family="paragraph" style:parent-style-name="Standard">
      <style:text-properties fo:font-size="12pt" fo:font-weight="bold" officeooo:rsid="00185591" officeooo:paragraph-rsid="00185591" style:font-size-asian="10.5pt" style:font-weight-asian="bold" style:font-size-complex="12pt" style:font-weight-complex="bold"/>
    </style:style>
    <style:style style:name="P28" style:family="paragraph" style:parent-style-name="Standard">
      <style:text-properties fo:color="#000000" style:font-name="Liberation Serif" fo:font-size="12pt" fo:font-weight="normal" officeooo:rsid="001bbec2" officeooo:paragraph-rsid="001bbec2" style:font-size-asian="10.5pt" style:font-weight-asian="normal" style:font-size-complex="12pt" style:font-weight-complex="normal"/>
    </style:style>
    <style:style style:name="P29" style:family="paragraph" style:parent-style-name="Standard">
      <style:text-properties fo:color="#000000" style:font-name="Liberation Serif" fo:font-size="12pt" fo:font-weight="normal" officeooo:rsid="001bbec2" officeooo:paragraph-rsid="001c0a72" style:font-size-asian="10.5pt" style:font-weight-asian="normal" style:font-size-complex="12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officeooo:rsid="00140d5e" officeooo:paragraph-rsid="001c0a72"/>
    </style:style>
    <style:style style:name="P31" style:family="paragraph" style:parent-style-name="Table_20_Contents">
      <style:paragraph-properties fo:text-align="start" style:justify-single-word="false"/>
      <style:text-properties officeooo:rsid="00140d5e" officeooo:paragraph-rsid="00140d5e"/>
    </style:style>
    <style:style style:name="P32" style:family="paragraph" style:parent-style-name="Table_20_Contents">
      <style:paragraph-properties fo:text-align="start" style:justify-single-word="false"/>
      <style:text-properties officeooo:rsid="0012721b" officeooo:paragraph-rsid="0012721b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officeooo:rsid="0012721b"/>
    </style:style>
    <style:style style:name="T3" style:family="text">
      <style:text-properties officeooo:rsid="00140d5e"/>
    </style:style>
    <style:style style:name="T4" style:family="text">
      <style:text-properties officeooo:rsid="0015a35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officeooo:rsid="001a491a" style:font-size-asian="10.5pt" style:font-weight-asian="normal" style:font-size-complex="12pt" style:font-weight-complex="normal"/>
    </style:style>
    <style:style style:name="T7" style:family="text">
      <style:text-properties officeooo:rsid="001a491a"/>
    </style:style>
    <style:style style:name="T8" style:family="text">
      <style:text-properties fo:color="#000000" style:font-name="Liberation Serif" fo:font-weight="normal" officeooo:rsid="001a491a" style:font-size-asian="10.5pt" style:font-weight-asian="normal" style:font-size-complex="12pt" style:font-weight-complex="normal"/>
    </style:style>
    <style:style style:name="T9" style:family="text">
      <style:text-properties fo:color="#000000" style:font-name="Liberation Serif" fo:font-weight="normal" officeooo:rsid="001bbec2" style:font-size-asian="10.5pt" style:font-weight-asian="normal" style:font-size-complex="12pt" style:font-weight-complex="normal"/>
    </style:style>
    <style:style style:name="T10" style:family="text">
      <style:text-properties style:font-name="Liberation Serif" fo:font-weight="normal" officeooo:rsid="001a491a" style:font-size-asian="10.5pt" style:font-weight-asian="normal" style:font-size-complex="12pt" style:font-weight-complex="normal"/>
    </style:style>
    <style:style style:name="T11" style:family="text">
      <style:text-properties officeooo:rsid="001c0a7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Build the application</text:p>
      <text:p text:style-name="P22"/>
      <text:p text:style-name="P23">1- In file <text:span text:style-name="T5">cmake.sh</text:span>, set gcc arm toolchain directory in the variable <text:span text:style-name="T5">TOOLCHAIN_DIR</text:span>.</text:p>
      <text:p text:style-name="P23">2- Run ./cmake.sh</text:p>
      <text:p text:style-name="P23">3- cd &lt;git repo&gt;/build</text:p>
      <text:p text:style-name="P23"><text:s text:c="4"/>make</text:p>
      <text:p text:style-name="P23"><text:s text:c="4"/>make flash-murata_modem jlink-open</text:p>
      <text:p text:style-name="P23"/>
      <text:p text:style-name="P19">Module supported AT commands</text:p>
      <text:p text:style-name="P19"/>
      <text:p text:style-name="P18">Serial setting 115200 8N1</text:p>
      <text:p text:style-name="P17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">Command</text:p>
          </table:table-cell>
          <table:table-cell table:style-name="Table1.A1" office:value-type="string">
            <text:p text:style-name="P5">Result</text:p>
          </table:table-cell>
          <table:table-cell table:style-name="Table1.C1" office:value-type="string">
            <text:p text:style-name="P5">Function</text:p>
          </table:table-cell>
        </table:table-row>
        <table:table-row>
          <table:table-cell table:style-name="Table1.A2" office:value-type="string">
            <text:p text:style-name="P4">AT+NRB</text:p>
          </table:table-cell>
          <table:table-cell table:style-name="Table1.A2" office:value-type="string">
            <text:p text:style-name="P4">IDLAB_MURATA_LORA_DASH7_MODULE_BOOT</text:p>
            <text:p text:style-name="P4">OK</text:p>
          </table:table-cell>
          <table:table-cell table:style-name="Table1.C2" office:value-type="string">
            <text:p text:style-name="P2">Reboot</text:p>
          </table:table-cell>
        </table:table-row>
        <table:table-row>
          <table:table-cell table:style-name="Table1.A2" office:value-type="string">
            <text:p text:style-name="P2"/>
            <text:p text:style-name="P2"/>
            <text:p text:style-name="P2">AT+MODE?</text:p>
          </table:table-cell>
          <table:table-cell table:style-name="Table1.A2" office:value-type="string">
            <text:p text:style-name="P2">+MODE:<text:span text:style-name="T3">&lt;mode&gt;</text:span></text:p>
            <text:p text:style-name="P2">OK</text:p>
            <text:p text:style-name="P2"/>
            <text:p text:style-name="P8"><text:span text:style-name="T4">&lt;</text:span>mode<text:span text:style-name="T4">&gt;</text:span>:</text:p>
            <text:p text:style-name="P8"><text:s text:c="8"/>- LORA</text:p>
            <text:p text:style-name="P8"><text:s text:c="8"/>- <text:span text:style-name="T2">DASH7TX</text:span></text:p>
            <text:p text:style-name="P30"><text:s text:c="8"/>- <text:span text:style-name="T2">DASH7RX</text:span></text:p>
            <text:p text:style-name="P30"><text:s text:c="8"/>- <text:span text:style-name="T2">DASH7TXRX</text:span></text:p>
          </table:table-cell>
          <table:table-cell table:style-name="Table1.C2" office:value-type="string">
            <text:p text:style-name="P3"/>
            <text:p text:style-name="P3"/>
            <text:p text:style-name="P32">Get current module technology mode: LoRa, Dash7 <text:span text:style-name="T11">TX, Dash7 RX or Dash7 TX RX</text:span>.</text:p>
            <text:p text:style-name="P12">The default mode is <text:span text:style-name="T2">Dash7 TX</text:span>.</text:p>
          </table:table-cell>
        </table:table-row>
        <table:table-row>
          <table:table-cell table:style-name="Table1.A2" office:value-type="string">
            <text:p text:style-name="P7">AT+MODE=&lt;mode&gt;</text:p>
            <text:p text:style-name="P7"/>
            <text:p text:style-name="P9"><text:span text:style-name="T4">&lt;</text:span>mode<text:span text:style-name="T4">&gt;</text:span>:</text:p>
            <text:p text:style-name="P9"><text:s text:c="8"/>- LORA</text:p>
            <text:p text:style-name="P9"><text:s text:c="8"/>- <text:span text:style-name="T2">DASH7</text:span></text:p>
          </table:table-cell>
          <table:table-cell table:style-name="Table1.A2" office:value-type="string">
            <text:p text:style-name="P6"/>
            <text:p text:style-name="P6"/>
            <text:p text:style-name="P6">OK</text:p>
          </table:table-cell>
          <table:table-cell table:style-name="Table1.C2" office:value-type="string">
            <text:p text:style-name="P11"/>
            <text:p text:style-name="P11"/>
            <text:p text:style-name="P30">Set module technology mode to <text:s/><text:span text:style-name="T2">LoRa, Dash7 TX, Dash7 RX or Dash7 TX RX.</text:span></text:p>
          </table:table-cell>
        </table:table-row>
        <table:table-row>
          <table:table-cell table:style-name="Table1.A2" office:value-type="string">
            <text:p text:style-name="P6">AT+LORAPORT?</text:p>
          </table:table-cell>
          <table:table-cell table:style-name="Table1.A2" office:value-type="string">
            <text:p text:style-name="P6">+LORAPORT:3</text:p>
            <text:p text:style-name="P6"><text:soft-page-break/>OK</text:p>
          </table:table-cell>
          <table:table-cell table:style-name="Table1.C2" office:value-type="string">
            <text:p text:style-name="P11">Get LoRa port. The default one is 3.</text:p>
          </table:table-cell>
        </table:table-row>
        <table:table-row>
          <table:table-cell table:style-name="Table1.A2" office:value-type="string">
            <text:p text:style-name="P6">AT+LORAPORT=5</text:p>
          </table:table-cell>
          <table:table-cell table:style-name="Table1.A2" office:value-type="string">
            <text:p text:style-name="P6">OK</text:p>
          </table:table-cell>
          <table:table-cell table:style-name="Table1.C2" office:value-type="string">
            <text:p text:style-name="P11">Set LoRa port to 5.</text:p>
          </table:table-cell>
        </table:table-row>
        <table:table-row>
          <table:table-cell table:style-name="Table1.A2" office:value-type="string">
            <text:p text:style-name="P6">AT+DEVEUI?</text:p>
          </table:table-cell>
          <table:table-cell table:style-name="Table1.A2" office:value-type="string">
            <text:p text:style-name="P6">+DEVEUI:3432333852377418</text:p>
            <text:p text:style-name="P6">OK</text:p>
          </table:table-cell>
          <table:table-cell table:style-name="Table1.C2" office:value-type="string">
            <text:p text:style-name="P11">Get device EUI.</text:p>
          </table:table-cell>
        </table:table-row>
        <table:table-row>
          <table:table-cell table:style-name="Table1.A2" office:value-type="string">
            <text:p text:style-name="P6">AT+APPEUI?</text:p>
          </table:table-cell>
          <table:table-cell table:style-name="Table1.A2" office:value-type="string">
            <text:p text:style-name="P6">+APPEUI:800000000000000d</text:p>
            <text:p text:style-name="P6">OK</text:p>
          </table:table-cell>
          <table:table-cell table:style-name="Table1.C2" office:value-type="string">
            <text:p text:style-name="P10">Get LoRa application EUI. </text:p>
            <text:p text:style-name="P10">Default value is 800000000000000d.</text:p>
          </table:table-cell>
        </table:table-row>
        <table:table-row>
          <table:table-cell table:style-name="Table1.A2" office:value-type="string">
            <text:p text:style-name="P6">AT+APPEUI=800000000000000e</text:p>
          </table:table-cell>
          <table:table-cell table:style-name="Table1.A2" office:value-type="string">
            <text:p text:style-name="P6">OK</text:p>
          </table:table-cell>
          <table:table-cell table:style-name="Table1.C2" office:value-type="string">
            <text:p text:style-name="P11">Set LoRa application EUI to 800000000000000e.</text:p>
          </table:table-cell>
        </table:table-row>
        <table:table-row>
          <table:table-cell table:style-name="Table1.A2" office:value-type="string">
            <text:p text:style-name="P6">AT+APPKEY?</text:p>
          </table:table-cell>
          <table:table-cell table:style-name="Table1.A2" office:value-type="string">
            <text:p text:style-name="P6">+APPKEY:86ae7ef1c15ff3e5c39e75ba84376576</text:p>
            <text:p text:style-name="P6">OK</text:p>
          </table:table-cell>
          <table:table-cell table:style-name="Table1.C2" office:value-type="string">
            <text:p text:style-name="P10">Get LoRa application key.</text:p>
            <text:p text:style-name="P10">Default value is 86ae7ef1c15ff3e5c39e75ba84376576.</text:p>
          </table:table-cell>
        </table:table-row>
        <table:table-row>
          <table:table-cell table:style-name="Table1.A2" office:value-type="string">
            <text:p text:style-name="P6">AT+APPKEY=86ae7ef1c15ff3e5c39e75ba84376577</text:p>
          </table:table-cell>
          <table:table-cell table:style-name="Table1.A2" office:value-type="string">
            <text:p text:style-name="P6"/>
            <text:p text:style-name="P6">OK</text:p>
          </table:table-cell>
          <table:table-cell table:style-name="Table1.C2" office:value-type="string">
            <text:p text:style-name="P8">Set LoRa application key to <text:s/>86ae7ef1c15ff3e5c39e75ba8437657</text:p>
          </table:table-cell>
        </table:table-row>
        <table:table-row>
          <table:table-cell table:style-name="Table1.A2" office:value-type="string">
            <text:p text:style-name="P6"/>
            <text:p text:style-name="P6"/>
            <text:p text:style-name="P6">AT+LORAJOIN?</text:p>
          </table:table-cell>
          <table:table-cell table:style-name="Table1.A2" office:value-type="string">
            <text:p text:style-name="P6">+LORAJOIN:&lt;status&gt;</text:p>
            <text:p text:style-name="P6">OK</text:p>
            <text:p text:style-name="P6"/>
            <text:p text:style-name="P8"><text:span text:style-name="T4">&lt;</text:span>status<text:span text:style-name="T4">&gt;</text:span>:</text:p>
            <text:p text:style-name="P8"><text:s text:c="8"/>- NOT_JOINED</text:p>
            <text:p text:style-name="P8"><text:s text:c="8"/>- JOINING</text:p>
            <text:p text:style-name="P8"><text:s text:c="8"/>- JOINED</text:p>
            <text:p text:style-name="P8"><text:s text:c="8"/>- <text:s/>FAILURE</text:p>
            <text:p text:style-name="P8"><text:s text:c="8"/>- UNKNOWN</text:p>
          </table:table-cell>
          <table:table-cell table:style-name="Table1.C2" office:value-type="string">
            <text:p text:style-name="P11"/>
            <text:p text:style-name="P11"/>
            <text:p text:style-name="P11">Get LoRa joining status.</text:p>
          </table:table-cell>
        </table:table-row>
        <table:table-row>
          <table:table-cell table:style-name="Table1.A2" office:value-type="string">
            <text:p text:style-name="P13">AT+LORAMAXLEN?</text:p>
          </table:table-cell>
          <table:table-cell table:style-name="Table1.A2" office:value-type="string">
            <text:p text:style-name="P13">+LORAMAXLEN:128</text:p>
            <text:p text:style-name="P13">OK</text:p>
          </table:table-cell>
          <table:table-cell table:style-name="Table1.C2" office:value-type="string">
            <text:p text:style-name="P14">Get LoRa max allowed payload size. The maximum value that can be returned is 128.</text:p>
          </table:table-cell>
        </table:table-row>
        <table:table-row>
          <table:table-cell table:style-name="Table1.A2" office:value-type="string">
            <text:p text:style-name="P13">AT+DASH7FILEID?</text:p>
          </table:table-cell>
          <table:table-cell table:style-name="Table1.A2" office:value-type="string">
            <text:p text:style-name="P13">+DASH7FILEID:64</text:p>
            <text:p text:style-name="P13">OK</text:p>
          </table:table-cell>
          <table:table-cell table:style-name="Table1.C2" office:value-type="string">
            <text:p text:style-name="P14">Get Dash7 file Id. The default value is 64.</text:p>
          </table:table-cell>
        </table:table-row>
        <table:table-row>
          <table:table-cell table:style-name="Table1.A2" office:value-type="string">
            <text:p text:style-name="P13">AT+DASH7FILEID=32</text:p>
          </table:table-cell>
          <table:table-cell table:style-name="Table1.A2" office:value-type="string">
            <text:p text:style-name="P13">OK</text:p>
          </table:table-cell>
          <table:table-cell table:style-name="Table1.C2" office:value-type="string">
            <text:p text:style-name="P14">Set Dash7 file Id.</text:p>
          </table:table-cell>
        </table:table-row>
        <table:table-row>
          <table:table-cell table:style-name="Table1.A2" office:value-type="string">
            <text:p text:style-name="P15">AT+SEND=1234567890</text:p>
          </table:table-cell>
          <table:table-cell table:style-name="Table1.A2" office:value-type="string">
            <text:p text:style-name="P15">OK</text:p>
          </table:table-cell>
          <table:table-cell table:style-name="Table1.C2" office:value-type="string">
            <text:p text:style-name="P16">Send 5 bytes 0x12, 0x34, 0x56, 0x78, and 0x90 via LoRa or Dash7 depending on the active mode.</text:p>
          </table:table-cell>
        </table:table-row>
      </table:table>
      <text:p text:style-name="P21"><text:soft-page-break/></text:p>
      <text:p text:style-name="P20">Remarks</text:p>
      <text:p text:style-name="P22"/>
      <text:p text:style-name="P23">1- <text:span text:style-name="T7">For sending data to the network, now the modem always returns OK</text:span> <text:span text:style-name="T7">even when an error occurred during sending. Handling sending errors, checking data length and returning Errors message should be done.</text:span></text:p>
      <text:p text:style-name="P23"/>
      <text:p text:style-name="P24">2- The maximum data to be sent depends on:</text:p>
      <text:p text:style-name="P24"><text:s text:c="5"/>- For Dash7: MODULE_D7AP_FIFO_COMMAND_BUFFER_SIZE: By default it is 100</text:p>
      <text:p text:style-name="P25"><text:span text:style-name="T6"><text:s text:c="5"/>- For LoRa:</text:span><text:span text:style-name="T10"> </text:span><text:span text:style-name="T8">LORAWAN_APP_DATA_BUFF_SIZE: set to 128</text:span></text:p>
      <text:p text:style-name="P26"><text:span text:style-name="T8"><text:s text:c="5"/>- </text:span><text:span text:style-name="T9">For both: MAX_SERIAL_RX_BUFFER_LEN: set to 256 <text:s/>means max 128 bytes to be sent</text:span></text:p>
      <text:p text:style-name="P28">=&gt; Enhancing maximum data to be sent should be done.</text:p>
      <text:p text:style-name="P28"/>
      <text:p text:style-name="P28">3- Some extra AT commads can be done to configure for instance dash7 setting…</text:p>
      <text:p text:style-name="P28"/>
      <text:p text:style-name="P29">4- <text:span text:style-name="T11">Now s</text:span>upporting Rx data via dash7 <text:span text:style-name="T11">is</text:span> <text:span text:style-name="T11">done but not with optimal way: the module will do foreground scan continuously, meaning RX is enabled all times and this is not suitable for battery powered device. </text:span></text:p>
      <text:p text:style-name="P29"><text:span text:style-name="T11">=&gt; To be solved</text:span></text:p>
      <text:p text:style-name="P24"/>
      <text:p text:style-name="P23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color="#666666" officeooo:rsid="00185591" officeooo:paragraph-rsid="00185591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Murata modem wiki <text:tab/><text:tab/> <text:s/>Mahfoudhi Farouk (farouk.mahfoudhi@uantwerpen.be</text:span>)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9T10:46:45.937786149</meta:creation-date>
    <meta:generator>LibreOffice/5.1.6.2$Linux_X86_64 LibreOffice_project/10m0$Build-2</meta:generator>
    <dc:date>2019-01-11T15:48:18.709997200</dc:date>
    <meta:editing-duration>PT28M47S</meta:editing-duration>
    <meta:editing-cycles>6</meta:editing-cycles>
    <meta:document-statistic meta:table-count="1" meta:image-count="0" meta:object-count="0" meta:page-count="3" meta:paragraph-count="93" meta:word-count="374" meta:character-count="2558" meta:non-whitespace-character-count="2156"/>
  </office:meta>
</office:document-meta>
</file>